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erif Bengali" svg:font-family="'Noto Serif Bengal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style="italic" fo:font-weight="normal" officeooo:rsid="000e25e5" officeooo:paragraph-rsid="000e25e5" style:font-size-asian="24pt" style:font-style-asian="italic" style:font-weight-asian="normal" style:font-size-complex="24pt" style:font-style-complex="italic" style:font-weight-complex="normal"/>
    </style:style>
    <style:style style:name="P2" style:family="paragraph" style:parent-style-name="Standard">
      <style:paragraph-properties fo:text-align="center" style:justify-single-word="false"/>
      <style:text-properties fo:font-size="28pt" fo:font-style="italic" fo:font-weight="normal" officeooo:rsid="000e25e5" officeooo:paragraph-rsid="000e25e5" style:font-size-asian="28pt" style:font-style-asian="italic" style:font-weight-asian="normal" style:font-size-complex="28pt" style:font-style-complex="italic" style:font-weight-complex="normal"/>
    </style:style>
    <style:style style:name="P3" style:family="paragraph" style:parent-style-name="Standard">
      <style:paragraph-properties fo:text-align="start" style:justify-single-word="false"/>
      <style:text-properties fo:font-size="28pt" fo:font-style="italic" fo:font-weight="bold" officeooo:rsid="000fd4a7" officeooo:paragraph-rsid="000fd4a7" style:font-size-asian="28pt" style:font-style-asian="italic" style:font-weight-asian="bold" style:font-size-complex="28pt" style:font-style-complex="italic" style:font-weight-complex="bold"/>
    </style:style>
    <style:style style:name="P4" style:family="paragraph" style:parent-style-name="Standard">
      <style:paragraph-properties fo:text-align="start" style:justify-single-word="false"/>
      <style:text-properties fo:font-size="26pt" fo:font-style="italic" fo:font-weight="bold" officeooo:rsid="000e25e5" officeooo:paragraph-rsid="000f5922" style:font-size-asian="26pt" style:font-style-asian="italic" style:font-weight-asian="bold" style:font-size-complex="26pt" style:font-style-complex="italic" style:font-weight-complex="bold"/>
    </style:style>
    <style:style style:name="P5" style:family="paragraph" style:parent-style-name="Standard">
      <style:paragraph-properties fo:text-align="start" style:justify-single-word="false"/>
      <style:text-properties fo:font-size="26pt" fo:font-style="italic" fo:font-weight="bold" officeooo:rsid="000fd4a7" officeooo:paragraph-rsid="000fd4a7" style:font-size-asian="26pt" style:font-style-asian="italic" style:font-weight-asian="bold" style:font-size-complex="26pt" style:font-style-complex="italic" style:font-weight-complex="bold"/>
    </style:style>
    <style:style style:name="P6" style:family="paragraph" style:parent-style-name="Standard">
      <style:paragraph-properties fo:text-align="start" style:justify-single-word="false"/>
      <style:text-properties fo:font-size="26pt" fo:font-style="italic" fo:font-weight="bold" officeooo:rsid="001b45ff" officeooo:paragraph-rsid="001b45ff" style:font-size-asian="22.75pt" style:font-style-asian="italic" style:font-weight-asian="bold" style:font-size-complex="26pt" style:font-style-complex="italic" style:font-weight-complex="bold"/>
    </style:style>
    <style:style style:name="P7" style:family="paragraph" style:parent-style-name="Standard" style:list-style-name="L3">
      <style:paragraph-properties fo:text-align="start" style:justify-single-word="false"/>
      <style:text-properties officeooo:paragraph-rsid="0016c0a9"/>
    </style:style>
    <style:style style:name="P8" style:family="paragraph" style:parent-style-name="Standard">
      <style:paragraph-properties fo:text-align="start" style:justify-single-word="false"/>
      <style:text-properties fo:font-size="16pt" fo:font-style="italic" fo:font-weight="bold" officeooo:rsid="000fd4a7" officeooo:paragraph-rsid="000fd4a7" style:font-size-asian="14pt" style:font-style-asian="italic" style:font-weight-asian="bold" style:font-size-complex="16pt" style:font-style-complex="italic" style:font-weight-complex="bold"/>
    </style:style>
    <style:style style:name="P9" style:family="paragraph" style:parent-style-name="Standard">
      <style:paragraph-properties fo:text-align="start" style:justify-single-word="false"/>
      <style:text-properties fo:font-size="14pt" fo:font-style="italic" fo:font-weight="bold" officeooo:rsid="000e25e5" officeooo:paragraph-rsid="000f5922" style:font-size-asian="12.25pt" style:font-style-asian="italic" style:font-weight-asian="bold" style:font-size-complex="14pt" style:font-style-complex="italic" style:font-weight-complex="bold"/>
    </style:style>
    <style:style style:name="P10" style:family="paragraph" style:parent-style-name="Standard" style:list-style-name="L3">
      <style:paragraph-properties fo:text-align="start" style:justify-single-word="false"/>
      <style:text-properties fo:font-style="italic" fo:font-weight="bold" officeooo:rsid="0014c15f" officeooo:paragraph-rsid="0016c0a9"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fo:font-style="italic" fo:font-weight="bold" officeooo:rsid="0014c15f" officeooo:paragraph-rsid="0014c15f" style:font-style-asian="italic" style:font-weight-asian="bold" style:font-style-complex="italic" style:font-weight-complex="bold"/>
    </style:style>
    <style:style style:name="P12" style:family="paragraph" style:parent-style-name="Standard" style:list-style-name="L3">
      <style:paragraph-properties fo:text-align="start" style:justify-single-word="false"/>
      <style:text-properties fo:font-style="italic" fo:font-weight="bold" officeooo:rsid="0014effa" officeooo:paragraph-rsid="0014f948"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14effa" officeooo:paragraph-rsid="0014effa"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14effa" officeooo:paragraph-rsid="0014f948" style:font-style-asian="italic" style:font-weight-asian="bold" style:font-style-complex="italic" style:font-weight-complex="bold"/>
    </style:style>
    <style:style style:name="P15" style:family="paragraph" style:parent-style-name="Standard" style:list-style-name="L3">
      <style:paragraph-properties fo:text-align="start" style:justify-single-word="false"/>
      <style:text-properties fo:font-style="italic" fo:font-weight="bold" officeooo:rsid="00195197" officeooo:paragraph-rsid="00195197"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font-style="italic" fo:font-weight="bold" officeooo:rsid="00195197" officeooo:paragraph-rsid="00195197" style:font-style-asian="italic" style:font-weight-asian="bold" style:font-style-complex="italic" style:font-weight-complex="bold"/>
    </style:style>
    <style:style style:name="P17" style:family="paragraph" style:parent-style-name="Standard">
      <style:paragraph-properties fo:text-align="center" style:justify-single-word="false"/>
      <style:text-properties fo:font-size="20pt" fo:font-weight="bold" officeooo:rsid="000df5dd" officeooo:paragraph-rsid="000df5d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style="italic" fo:font-weight="normal" officeooo:rsid="000df5dd" officeooo:paragraph-rsid="000df5dd" style:font-size-asian="20pt" style:font-style-asian="italic" style:font-weight-asian="normal" style:font-size-complex="20pt" style:font-style-complex="italic" style:font-weight-complex="normal"/>
    </style:style>
    <style:style style:name="P19" style:family="paragraph" style:parent-style-name="Standard">
      <style:paragraph-properties fo:text-align="center" style:justify-single-word="false"/>
      <style:text-properties fo:font-size="20pt" fo:font-style="italic" fo:font-weight="normal" officeooo:rsid="000e25e5" officeooo:paragraph-rsid="000e25e5" style:font-size-asian="20pt" style:font-style-asian="italic" style:font-weight-asian="normal" style:font-size-complex="20pt" style:font-style-complex="italic" style:font-weight-complex="normal"/>
    </style:style>
    <style:style style:name="P20" style:family="paragraph" style:parent-style-name="Standard">
      <style:paragraph-properties fo:text-align="center" style:justify-single-word="false"/>
      <style:text-properties fo:font-size="48pt" fo:font-weight="bold" officeooo:rsid="000df5dd" officeooo:paragraph-rsid="000df5dd" style:font-size-asian="48pt" style:font-weight-asian="bold" style:font-size-complex="48pt" style:font-weight-complex="bold"/>
    </style:style>
    <style:style style:name="P21" style:family="paragraph" style:parent-style-name="Standard">
      <style:paragraph-properties fo:text-align="start" style:justify-single-word="false"/>
      <style:text-properties fo:font-size="15pt" fo:font-style="normal" fo:font-weight="normal" officeooo:rsid="0011d1fe" officeooo:paragraph-rsid="0011d1fe" style:font-size-asian="15pt" style:font-style-asian="normal" style:font-weight-asian="normal" style:font-size-complex="15pt" style:font-style-complex="normal" style:font-weight-complex="normal"/>
    </style:style>
    <style:style style:name="P22" style:family="paragraph" style:parent-style-name="Standard">
      <style:paragraph-properties fo:text-align="start" style:justify-single-word="false"/>
      <style:text-properties fo:font-size="15pt" fo:font-style="normal" fo:font-weight="normal" officeooo:rsid="001b45ff" officeooo:paragraph-rsid="001b45ff"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start" style:justify-single-word="false"/>
      <style:text-properties fo:font-size="15pt" fo:font-style="normal" fo:font-weight="bold" officeooo:rsid="000fd4a7" officeooo:paragraph-rsid="000fd4a7" style:font-size-asian="15pt" style:font-style-asian="normal" style:font-weight-asian="bold" style:font-size-complex="15pt" style:font-style-complex="normal" style:font-weight-complex="bold"/>
    </style:style>
    <style:style style:name="P24" style:family="paragraph" style:parent-style-name="Standard">
      <style:paragraph-properties fo:text-align="start" style:justify-single-word="false"/>
      <style:text-properties fo:font-size="15pt" fo:font-style="italic" fo:font-weight="bold" officeooo:rsid="000fd4a7" officeooo:paragraph-rsid="000fd4a7" style:font-size-asian="15pt" style:font-style-asian="italic" style:font-weight-asian="bold" style:font-size-complex="15pt" style:font-style-complex="italic" style:font-weight-complex="bold"/>
    </style:style>
    <style:style style:name="P25" style:family="paragraph" style:parent-style-name="Standard" style:list-style-name="L5">
      <style:paragraph-properties fo:text-align="start" style:justify-single-word="false"/>
      <style:text-properties fo:font-size="15pt" fo:font-style="italic" fo:font-weight="bold" officeooo:rsid="0014effa" officeooo:paragraph-rsid="0014effa" style:font-size-asian="15pt" style:font-style-asian="italic" style:font-weight-asian="bold" style:font-size-complex="15pt" style:font-style-complex="italic" style:font-weight-complex="bold"/>
    </style:style>
    <style:style style:name="P26" style:family="paragraph" style:parent-style-name="Standard" style:list-style-name="L5">
      <style:paragraph-properties fo:text-align="start" style:justify-single-word="false"/>
      <style:text-properties fo:font-size="15pt" fo:font-style="italic" fo:font-weight="bold" officeooo:rsid="0014effa" officeooo:paragraph-rsid="0017e9d9" style:font-size-asian="15pt" style:font-style-asian="italic" style:font-weight-asian="bold" style:font-size-complex="15pt" style:font-style-complex="italic" style:font-weight-complex="bold"/>
    </style:style>
    <style:style style:name="P27" style:family="paragraph" style:parent-style-name="Standard">
      <style:paragraph-properties fo:text-align="start" style:justify-single-word="false"/>
      <style:text-properties fo:font-size="15pt" fo:font-style="italic" fo:font-weight="bold" officeooo:rsid="001b45ff" officeooo:paragraph-rsid="001b45ff" style:font-size-asian="13.1000003814697pt" style:font-style-asian="italic" style:font-weight-asian="bold" style:font-size-complex="15pt" style:font-style-complex="italic" style:font-weight-complex="bold"/>
    </style:style>
    <style:style style:name="P28" style:family="paragraph" style:parent-style-name="Standard" style:list-style-name="L7">
      <style:paragraph-properties fo:text-align="start" style:justify-single-word="false"/>
      <style:text-properties fo:font-size="15pt" fo:font-style="italic" fo:font-weight="bold" officeooo:rsid="001b45ff" officeooo:paragraph-rsid="001b45ff" style:font-size-asian="13.1000003814697pt" style:font-style-asian="italic" style:font-weight-asian="bold" style:font-size-complex="15pt" style:font-style-complex="italic" style:font-weight-complex="bold"/>
    </style:style>
    <style:style style:name="P29" style:family="paragraph" style:parent-style-name="Standard" style:list-style-name="L7">
      <style:paragraph-properties fo:text-align="start" style:justify-single-word="false"/>
      <style:text-properties fo:font-size="15pt" fo:font-style="italic" fo:font-weight="bold" officeooo:rsid="001d0b31" officeooo:paragraph-rsid="001d0b31" style:font-size-asian="13.1000003814697pt" style:font-style-asian="italic" style:font-weight-asian="bold" style:font-size-complex="15pt" style:font-style-complex="italic" style:font-weight-complex="bold"/>
    </style:style>
    <style:style style:name="P30" style:family="paragraph" style:parent-style-name="Standard" style:list-style-name="L7">
      <style:paragraph-properties fo:text-align="start" style:justify-single-word="false"/>
      <style:text-properties fo:font-size="15pt" fo:font-style="italic" fo:font-weight="bold" officeooo:rsid="001e6abc" officeooo:paragraph-rsid="001e6abc" style:font-size-asian="13.1000003814697pt" style:font-style-asian="italic" style:font-weight-asian="bold" style:font-size-complex="15pt" style:font-style-complex="italic" style:font-weight-complex="bold"/>
    </style:style>
    <style:style style:name="P31" style:family="paragraph" style:parent-style-name="Standard" style:list-style-name="L7">
      <style:paragraph-properties fo:text-align="start" style:justify-single-word="false"/>
      <style:text-properties fo:font-size="15pt" fo:font-style="italic" fo:font-weight="bold" officeooo:rsid="00205de9" officeooo:paragraph-rsid="00205de9" style:font-size-asian="13.1000003814697pt" style:font-style-asian="italic" style:font-weight-asian="bold" style:font-size-complex="15pt" style:font-style-complex="italic" style:font-weight-complex="bold"/>
    </style:style>
    <style:style style:name="P32" style:family="paragraph" style:parent-style-name="Standard" style:list-style-name="L7">
      <style:paragraph-properties fo:text-align="start" style:justify-single-word="false"/>
      <style:text-properties fo:font-size="15pt" fo:font-style="italic" fo:font-weight="bold" officeooo:rsid="00224440" officeooo:paragraph-rsid="00224440" style:font-size-asian="13.1000003814697pt" style:font-style-asian="italic" style:font-weight-asian="bold" style:font-size-complex="15pt" style:font-style-complex="italic"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4f948" style:font-style-asian="normal" style:font-weight-asian="normal" style:font-style-complex="normal" style:font-weight-complex="normal"/>
    </style:style>
    <style:style style:name="T5" style:family="text">
      <style:text-properties fo:font-style="normal" fo:font-weight="normal" officeooo:rsid="0016c0a9" style:font-style-asian="normal" style:font-weight-asian="normal" style:font-style-complex="normal" style:font-weight-complex="normal"/>
    </style:style>
    <style:style style:name="T6" style:family="text">
      <style:text-properties fo:font-style="normal" fo:font-weight="normal" officeooo:rsid="0017e9d9" style:font-style-asian="normal" style:font-weight-asian="normal" style:font-style-complex="normal" style:font-weight-complex="normal"/>
    </style:style>
    <style:style style:name="T7" style:family="text">
      <style:text-properties fo:font-style="normal" fo:font-weight="normal" officeooo:rsid="001bf7a3" style:font-style-asian="normal" style:font-weight-asian="normal" style:font-style-complex="normal" style:font-weight-complex="normal"/>
    </style:style>
    <style:style style:name="T8" style:family="text">
      <style:text-properties fo:font-style="normal" fo:font-weight="normal" officeooo:rsid="001d0b31" style:font-style-asian="normal" style:font-weight-asian="normal" style:font-style-complex="normal" style:font-weight-complex="normal"/>
    </style:style>
    <style:style style:name="T9" style:family="text">
      <style:text-properties fo:font-style="normal" fo:font-weight="normal" officeooo:rsid="00205de9" style:font-style-asian="normal" style:font-weight-asian="normal" style:font-style-complex="normal" style:font-weight-complex="normal"/>
    </style:style>
    <style:style style:name="T10" style:family="text">
      <style:text-properties fo:font-style="normal" fo:font-weight="normal" officeooo:rsid="00224440" style:font-style-asian="normal" style:font-weight-asian="normal" style:font-style-complex="normal" style:font-weight-complex="normal"/>
    </style:style>
    <style:style style:name="T11" style:family="text">
      <style:text-properties officeooo:rsid="000f5922"/>
    </style:style>
    <style:style style:name="T12" style:family="text">
      <style:text-properties fo:font-size="15pt" fo:font-style="italic" fo:font-weight="bold" officeooo:rsid="0011d1fe" style:font-size-asian="15pt" style:font-style-asian="italic" style:font-weight-asian="bold" style:font-size-complex="15pt" style:font-style-complex="italic" style:font-weight-complex="bold"/>
    </style:style>
    <style:style style:name="T13"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4" style:family="text">
      <style:text-properties fo:font-size="15pt" fo:font-style="normal" fo:font-weight="normal" officeooo:rsid="0011d1fe" style:font-size-asian="15pt" style:font-style-asian="normal" style:font-weight-asian="normal" style:font-size-complex="15pt" style:font-style-complex="normal" style:font-weight-complex="normal"/>
    </style:style>
    <style:style style:name="T15" style:family="text">
      <style:text-properties fo:font-size="15pt" fo:font-style="normal" fo:font-weight="normal" officeooo:rsid="00124e79" style:font-size-asian="15pt" style:font-style-asian="normal" style:font-weight-asian="normal" style:font-size-complex="15pt" style:font-style-complex="normal" style:font-weight-complex="normal"/>
    </style:style>
    <style:style style:name="T16" style:family="text">
      <style:text-properties fo:font-size="15pt" fo:font-style="normal" fo:font-weight="normal" officeooo:rsid="0012b540" style:font-size-asian="15pt" style:font-style-asian="normal" style:font-weight-asian="normal" style:font-size-complex="15pt" style:font-style-complex="normal" style:font-weight-complex="normal"/>
    </style:style>
    <style:style style:name="T17" style:family="text">
      <style:text-properties fo:font-size="15pt" fo:font-style="normal" fo:font-weight="normal" officeooo:rsid="00132310" style:font-size-asian="15pt" style:font-style-asian="normal" style:font-weight-asian="normal" style:font-size-complex="15pt" style:font-style-complex="normal" style:font-weight-complex="normal"/>
    </style:style>
    <style:style style:name="T18" style:family="text">
      <style:text-properties fo:font-size="15pt" fo:font-style="normal" fo:font-weight="normal" officeooo:rsid="0014c15f" style:font-size-asian="15pt" style:font-style-asian="normal" style:font-weight-asian="normal" style:font-size-complex="15pt" style:font-style-complex="normal" style:font-weight-complex="normal"/>
    </style:style>
    <style:style style:name="T19" style:family="text">
      <style:text-properties fo:font-size="15pt" fo:font-style="normal" fo:font-weight="normal" officeooo:rsid="0014effa" style:font-size-asian="15pt" style:font-style-asian="normal" style:font-weight-asian="normal" style:font-size-complex="15pt" style:font-style-complex="normal" style:font-weight-complex="normal"/>
    </style:style>
    <style:style style:name="T20" style:family="text">
      <style:text-properties fo:font-size="15pt" fo:font-style="normal" fo:font-weight="normal" officeooo:rsid="0014f948" style:font-size-asian="15pt" style:font-style-asian="normal" style:font-weight-asian="normal" style:font-size-complex="15pt" style:font-style-complex="normal" style:font-weight-complex="normal"/>
    </style:style>
    <style:style style:name="T21" style:family="text">
      <style:text-properties fo:font-size="15pt" fo:font-style="normal" fo:font-weight="normal" officeooo:rsid="0016c0a9" style:font-size-asian="15pt" style:font-style-asian="normal" style:font-weight-asian="normal" style:font-size-complex="15pt" style:font-style-complex="normal" style:font-weight-complex="normal"/>
    </style:style>
    <style:style style:name="T22" style:family="text">
      <style:text-properties fo:font-size="15pt" fo:font-style="normal" fo:font-weight="normal" officeooo:rsid="0019d3d2" style:font-size-asian="15pt" style:font-style-asian="normal" style:font-weight-asian="normal" style:font-size-complex="15pt" style:font-style-complex="normal" style:font-weight-complex="normal"/>
    </style:style>
    <style:style style:name="T23" style:family="text">
      <style:text-properties fo:font-size="15pt" fo:font-style="normal" fo:font-weight="normal" officeooo:rsid="00205de9" style:font-size-asian="15pt" style:font-style-asian="normal" style:font-weight-asian="normal" style:font-size-complex="15pt" style:font-style-complex="normal" style:font-weight-complex="normal"/>
    </style:style>
    <style:style style:name="T24" style:family="text">
      <style:text-properties fo:font-size="15pt" style:font-size-asian="15pt" style:font-size-complex="15pt"/>
    </style:style>
    <style:style style:name="T25" style:family="text">
      <style:text-properties fo:font-size="15pt" officeooo:rsid="0014f948" style:font-size-asian="15pt" style:font-size-complex="15pt"/>
    </style:style>
    <style:style style:name="T26" style:family="text">
      <style:text-properties fo:font-size="15pt" fo:font-weight="normal" style:font-size-asian="15pt" style:font-weight-asian="normal" style:font-size-complex="15pt" style:font-weight-complex="normal"/>
    </style:style>
    <style:style style:name="T27" style:family="text">
      <style:text-properties fo:font-size="15pt" fo:font-weight="normal" officeooo:rsid="0014effa" style:font-size-asian="15pt" style:font-weight-asian="normal" style:font-size-complex="15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JaeOS</text:p>
      <text:p text:style-name="P17"/>
      <text:p text:style-name="P18">progetto di sistemi operativi</text:p>
      <text:p text:style-name="P18">prof: Renzo Davoli</text:p>
      <text:p text:style-name="P18">anno: 2015/2016</text:p>
      <text:p text:style-name="P18"/>
      <text:p text:style-name="P19">Gruppo 28:</text:p>
      <text:p text:style-name="P19">Matteo Del Vecchio</text:p>
      <text:p text:style-name="P19">Simone Preite</text:p>
      <text:p text:style-name="P1"/>
      <text:p text:style-name="P4"><text:span text:style-name="T11">Intro</text:span>: </text:p>
      <text:p text:style-name="P9"/>
      <text:p text:style-name="P24"><text:span text:style-name="T3">Lo sviluppo del progetto si è composto di tre fasi che avevano come scopo ultimo quello di scrivere un sistema operativo minimale </text:span><text:span text:style-name="T1">ARM-based.</text:span></text:p>
      <text:p text:style-name="P23"><text:span text:style-name="T1">Si è dimostrato molto utile per lo sviluppo l’utilizzo del software git che ha reso semplice e ordinata l’organizzazione e l’evoluzione del progetto.</text:span></text:p>
      <text:p text:style-name="P3"/>
      <text:p text:style-name="P5">Organizzazione:</text:p>
      <text:p text:style-name="P8"/>
      <text:p text:style-name="P21">Per la struttura organizzativa si è deciso di dividere I file in base alle fasi si cui è composto ed il makefile è in grado di compilare tutto il progetto o singolarmente le varie fasi (vedi README.md).</text:p>
      <text:p text:style-name="P21">L’albero dei sorgenti parte dalla directory <text:span text:style-name="T2">“source” </text:span>che contiene le directory “<text:span text:style-name="T2">phase0, phase1 e phase2</text:span>”, che contengono rispettivamente una directory per gli header e una per I sorgenti.</text:p>
      <text:p text:style-name="P21">Per la prima fase l’impostazione era dettata per lo più dalle specifiche mentre la seconda fase si compone di cinque file:</text:p>
      <text:p text:style-name="P21"/>
      <text:list xml:id="list980959269764593990" text:style-name="L5">
        <text:list-item>
          <text:p text:style-name="P26">initial.c: <text:span text:style-name="T4">main del programma è il punto di ingresso, questo file si occupa di gestire le operazioni iniziali, popolare le aree di memoria, fornire </text:span><text:span text:style-name="T6">i</text:span><text:span text:style-name="T4"> punti di accesso agli handler per le eccezioni e gli interrupt, qui vengono disabilitati gli interrupts per queste funzioni in modo tale che quando vi si accede le operazioni non vengano interrotte appunto da interrupt. </text:span></text:p>
          <text:p text:style-name="P26"><text:soft-page-break/><text:span text:style-name="T5">Viene allocato il primo processo e inizializzato, quindi messo in readyQueue per poi richiamare lo scheduler. Il controllo non tornerà mai più nel main.</text:span></text:p>
          <text:p text:style-name="P25"><text:span text:style-name="T5"/></text:p>
        </text:list-item>
      </text:list>
      <text:list xml:id="list5034858049434686586" text:style-name="L3">
        <text:list-item>
          <text:p text:style-name="P7"><text:span text:style-name="T12">scheduler.c: </text:span><text:span text:style-name="T14">contiene, come si evince dal nome, lo scheduler che regola l’avvicendamento dei file. È diviso in due casi; ovvero quando esiste un processo corrente, significa che è avvenuto un interrupt o una system call che non ha bloccato il processo su di un semaforo e quindi deve essere ricaricato, e quando il processo corrente è a null, </text:span><text:span text:style-name="T15">questo è il caso in cui il vecchio processo corrente si è bloccato su un semaforo. </text:span></text:p>
          <text:p text:style-name="P7"><text:span text:style-name="T15">Ora bisogna valutare due alternative: </text:span></text:p>
          <text:list>
            <text:list-header>
              <text:p text:style-name="P7"><text:span text:style-name="T15">-<text:tab/></text:span><text:span text:style-name="T16">c’</text:span><text:span text:style-name="T23">è</text:span><text:span text:style-name="T16"> un processo in readyQueue quindi semplicemente viene prelevato e caricato. </text:span></text:p>
              <text:p text:style-name="P7"><text:span text:style-name="T16">-<text:tab/>Non c’è un processo in readyQueue, qui bisogna controllare tre situazioni che portano a stati della macchina diversi: </text:span><text:span text:style-name="T17">processCounter è a zero, significa che non ci sono più processi e la macchina può essere arrestata, processCounter è maggiore di zero e softBlockCounter è uguale a zero potrebbe significare che il sistema è in stato di deadlock che viene gestito mandando il sistema in PANIC</text:span></text:p>
              <text:p text:style-name="P7"><text:span text:style-name="T17">-<text:tab/></text:span><text:span text:style-name="T21">L</text:span><text:span text:style-name="T17">’ultimo caso è che programCounter sia a zero ma softBlockCounter sia maggiore di zero, significa che ci sono processi bloccati su semafori di device </text:span><text:span text:style-name="T18">quindi il sistema vieme messo in stato di WAIT e aspetta per un interrupt in modo che un processo venga liberato e possa tornare ad essere eseguito.</text:span></text:p>
            </text:list-header>
          </text:list>
        </text:list-item>
      </text:list>
      <text:p text:style-name="P11"><text:span text:style-name="T24"/></text:p>
      <text:list xml:id="list10225678534433" text:continue-numbering="true" text:style-name="L3">
        <text:list-item>
          <text:p text:style-name="P10"><text:span text:style-name="T24">interrupts.c: </text:span><text:span text:style-name="T13">questo file contiene i gestori degli interrupt per il terminale, il timer e gli altri device. Un handler centrale viene invocato quando avviene un interrupt, dopodichè la </text:span><text:span text:style-name="T26">getDeviceNumberFromLineBitmap </text:span><text:span text:style-name="T13">si occupa di capire quale device lo ha provocato in modo da richiamare l’handler del device corretto. </text:span></text:p>
          <text:p text:style-name="P10"><text:span text:style-name="T19">La funzione </text:span><text:span text:style-name="T27">acknowledge </text:span><text:span text:style-name="T19">viene richiamata da tutti I gestori di device e si occupa di gestire le operazioni comuni (opportunamente parametrizzate) a tutti i device.</text:span></text:p>
        </text:list-item>
      </text:list>
      <text:p text:style-name="P13"><text:span text:style-name="T13"/></text:p>
      <text:list xml:id="list10226574792711" text:continue-numbering="true" text:style-name="L3">
        <text:list-item>
          <text:p text:style-name="P12"><text:span text:style-name="T24">syscall.c: </text:span><text:span text:style-name="T13">l’implementazione delle system call </text:span><text:span text:style-name="T23">é</text:span><text:span text:style-name="T13"> stata inserita in un file apposito, qui sono state scritte tutte le funzioni che all’interno delle specifiche erano state richieste come system call privilegiate.</text:span></text:p>
        </text:list-item>
      </text:list>
      <text:p text:style-name="P14"><text:span text:style-name="T13"/></text:p>
      <text:list xml:id="list10226795271948" text:continue-numbering="true" text:style-name="L3">
        <text:list-item>
          <text:p text:style-name="P12"><text:span text:style-name="T25">exceptions.c: </text:span><text:span text:style-name="T24"><text:s/></text:span><text:span text:style-name="T20">gli hander per le eccezioni sono </text:span><text:span text:style-name="T21">sviluppati in questo modulo, qui ci sono I punti di accesso in caso di invocazione di una syscall, programTrap o accessi a zone di memoria non autorizzati.</text:span></text:p>
          <text:p text:style-name="P15"><text:soft-page-break/><text:span text:style-name="T13">Anche in questo caso come nella gestione degli interrupt e delle system call una funzione, la </text:span><text:span text:style-name="T26">handlerSYSTLBPGM </text:span><text:span text:style-name="T13">si occupa di gestire le operazioni comuni </text:span><text:span text:style-name="T22">ai tre handler.</text:span></text:p>
        </text:list-item>
      </text:list>
      <text:p text:style-name="P16"><text:span text:style-name="T22"/></text:p>
      <text:p text:style-name="P16"><text:span text:style-name="T22"/></text:p>
      <text:p text:style-name="P6">Features:</text:p>
      <text:p text:style-name="P27"/>
      <text:p text:style-name="P22">Durante la scrittura del codice ci siamo imbattuti in diversi problemi gestionali, quindi sono state prese delle decisioni che si è cercato di sviluppare nel modo più efficiente, di seguito sono riportarte le informazioni che ci è sembrato più opportuno fornire:</text:p>
      <text:p text:style-name="P22"/>
      <text:list xml:id="list1181673199650894271" text:style-name="L7">
        <text:list-item>
          <text:p text:style-name="P28">generazione di pid: <text:span text:style-name="T3">Per evitale la ripetizione di pid durante l’esecuzione viene utilizzato il timer, quindi la funzione genPid funziona da pseudo random, il concetto base è quello di prendere </text:span><text:span text:style-name="T7">i due byte inferiori ed utilizzarli per modificare i primi due byte dell’indirizzo del processo ed assegnare il risultato al pid. Si noti infatti che essendo i processi </text:span><text:span text:style-name="T8">inizializzati in un array I loro indirizzi fisici sono contingui quindi la parte più significativa dell’indirizzo è quella meno variabile.</text:span></text:p>
          <text:p text:style-name="P29"><text:span text:style-name="T3">Inoltre questo metodo evita di arrivare a situazioni di overflow a causa di variabili incrementali.</text:span></text:p>
        </text:list-item>
        <text:list-item>
          <text:p text:style-name="P30">verifica chiamate system call 4, 5, 6: <text:span text:style-name="T3">all’interno della struttura del processo è stato aggiunto il campo tags dichiarato come </text:span><text:span text:style-name="T1">unsigned int, </text:span><text:span text:style-name="T3">l’ispirazione è venuta dal modo in cui linux gestisce I permessi dei file.</text:span></text:p>
          <text:p text:style-name="P30"><text:span text:style-name="T3">Viene inizializzato a 0 e man mano che le system call vengono chiamate per specificare l’handler viene fatto uno xor con il rispettivo valore, se la variabile ha già il bit corrispondente accesso significa che la system call era stata chiamata in precedenza e il processo viene terminato.</text:span></text:p>
          <text:p text:style-name="P30"><text:span text:style-name="T3">Lo stesso meccanismo è utilizzato per verificare se l’handler è stato specificato quando lo si controlla nelle eccezioni.</text:span></text:p>
        </text:list-item>
        <text:list-item>
          <text:p text:style-name="P30">Utilizzo di funzioni per evitare ripetizioni di codice: <text:span text:style-name="T3">durante la stesura non si è potuto non notare che molte parti del codice erano comuni a più elementi quindi </text:span><text:span text:style-name="T9">sono stati raggruppati in funzioni ausiliare, questo ci ha permesso di evitare le ripetizioni di codice rendendo tutto più compatto.</text:span></text:p>
        </text:list-item>
        <text:list-item>
          <text:p text:style-name="P31">Kernel time per interrupt<text:span text:style-name="T3">: il tempo trascorso in kernel time a causa di un interrrupt non viene addebitato al processo corrente perché </text:span><text:span text:style-name="T10">l’interrupt non è stato causato di sicuro per una richiesta fatta dal processo corrente ma da uno bloccato su un semaforo in attesa dell’interrupt.</text:span></text:p>
        </text:list-item>
        <text:list-item>
          <text:p text:style-name="P32">set del timer dopo il risveglio da un semaforo: <text:span text:style-name="T3">può succedere che durante l’esecuzione un processo resti bloccato su un semaforo ed al suo ritorno </text:span><text:soft-page-break/><text:span text:style-name="T3">in esecuzione è giusto che il timer non venga reinizializzato a 5000 ms ma che utilizzi il tempo restante che gli era stato concesso.</text:span></text:p>
          <text:p text:style-name="P32"><text:span text:style-name="T3">La tecnica utilizzata è quella di tenere traccia del time slice rimanente in una variabile all’interno della struttura del processo, </text:span><text:span text:style-name="T1">remainig</text:span><text:span text:style-name="T3">, che viene decrementata del time slice utilizzato ogni volta che il processo si ferma su un semaforo. Questa variabile viene inizializzata a 5000 nel momento in cui il processo viene allocato e ogni volta che scade il suo time slice.</text:span></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oto Serif Bengali" svg:font-family="'Noto Serif Bengal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22:17:15.294188817</meta:creation-date>
    <dc:date>2016-09-16T01:02:24.882992366</dc:date>
    <meta:editing-duration>PT1H1M11S</meta:editing-duration>
    <meta:editing-cycles>12</meta:editing-cycles>
    <meta:generator>LibreOffice/5.2.0.4$Linux_X86_64 LibreOffice_project/20m0$Build-4</meta:generator>
    <meta:document-statistic meta:table-count="0" meta:image-count="0" meta:object-count="0" meta:page-count="4" meta:paragraph-count="38" meta:word-count="1067" meta:character-count="6502" meta:non-whitespace-character-count="5487"/>
  </office:meta>
</office:document-meta>
</file>